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0a6" officeooo:paragraph-rsid="001fb0a6"/>
    </style:style>
    <style:style style:name="P2" style:family="paragraph" style:parent-style-name="Standard">
      <style:text-properties officeooo:rsid="0020837c" officeooo:paragraph-rsid="0020837c"/>
    </style:style>
    <style:style style:name="P3" style:family="paragraph" style:parent-style-name="Standard">
      <style:text-properties officeooo:rsid="00226670" officeooo:paragraph-rsid="00226670"/>
    </style:style>
    <style:style style:name="T1" style:family="text">
      <style:text-properties officeooo:rsid="00208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务虚及工作布置会议议程</text:p>
      <text:p text:style-name="Standard"/>
      <text:p text:style-name="P1">1、会议主要内容及安排</text:p>
      <text:p text:style-name="P1"><text:span text:style-name="T1">2</text:span>、务虚阶段</text:p>
      <text:p text:style-name="P1">（1）教学、学生工作、教学一体、学风建设</text:p>
      <text:p text:style-name="P1">（2）学科专业建设</text:p>
      <text:p text:style-name="P1">（3）基础课与实验室管理、 实践教学工作</text:p>
      <text:p text:style-name="P1">（4）中兴通讯学院专题</text:p>
      <text:p text:style-name="P1">（5）各系（中心）工作专题</text:p>
      <text:p text:style-name="P1">（6）学院管理专题</text:p>
      <text:p text:style-name="P1"><text:span text:style-name="T1">3</text:span>、工作会议阶段</text:p>
      <text:p text:style-name="P1">（1）针对务虚会议提出的待解决的问题，专题研讨措施或方案</text:p>
      <text:p text:style-name="P3">（2）办公场地征求意见</text:p>
      <text:p text:style-name="P1">（2）几件具体工作</text:p>
      <text:p text:style-name="P1"><text:s text:c="2"/>(a) <text:s/>升大的图书征集 </text:p>
      <text:p text:style-name="P1">（b) <text:s/>因“升大”部分教师教学任务不足，需调整下学期的部分教学任务</text:p>
      <text:p text:style-name="P1">（c) <text:s/>因“升大”各系补充双师型教师数量</text:p>
      <text:p text:style-name="P1">（d) 智博会的两个专题会报名、注册</text:p>
      <text:p text:style-name="P1"><text:s/>（e）迎新、专业教育工作</text:p>
      <text:p text:style-name="P1">（f) <text:s/>开学前的教学准备</text:p>
      <text:p text:style-name="P1"><text:s/>（g) <text:s/>中兴通讯学院教学任务的校外实施方案及教务处备案</text:p>
      <text:p text:style-name="P2">（h) 各系（中心）的工作思路及方案</text:p>
      <text:p text:style-name="P2">（j）上学期基础课改革总结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21:52:48.171268925</meta:creation-date>
    <dc:date>2018-08-21T22:11:19.972837770</dc:date>
    <meta:editing-duration>PT5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14" meta:character-count="340" meta:non-whitespace-character-count="322"/>
  </office:meta>
</office:document-meta>
</file>